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839in"/>
    </style:style>
    <style:style style:name="co3" style:family="table-column">
      <style:table-column-properties fo:break-before="auto" style:column-width="1.7917in"/>
    </style:style>
    <style:style style:name="co4" style:family="table-column">
      <style:table-column-properties fo:break-before="auto" style:column-width="1.9543in"/>
    </style:style>
    <style:style style:name="co5" style:family="table-column">
      <style:table-column-properties fo:break-before="auto" style:column-width="1.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9">
          <table:table-cell table:number-columns-repeated="13"/>
        </table:table-row>
        <table:table-row table:style-name="ro2">
          <table:table-cell table:number-columns-repeated="2"/>
          <table:table-cell/>
          <table:table-cell office:value-type="string">
            <text:p>MirrorVM</text:p>
          </table:table-cell>
          <table:table-cell office:value-type="string">
            <text:p>Node V8</text:p>
          </table:table-cell>
          <table:table-cell office:value-type="string">
            <text:p>Native</text:p>
          </table:table-cell>
          <table:table-cell office:value-type="string">
            <text:p>Wasmi</text:p>
          </table:table-cell>
          <table:table-cell office:value-type="string">
            <text:p>WACS</text:p>
          </table:table-cell>
          <table:table-cell table:style-name="ce1"/>
          <table:table-cell table:style-name="ce1" office:value-type="string">
            <text:p>MirrorVM / Node</text:p>
          </table:table-cell>
          <table:table-cell table:style-name="ce1" office:value-type="string">
            <text:p>MirrorVM / Native</text:p>
          </table:table-cell>
          <table:table-cell table:style-name="ce1" office:value-type="string">
            <text:p>Wasmi / MirrorVM</text:p>
          </table:table-cell>
          <table:table-cell table:style-name="ce1" office:value-type="string">
            <text:p>WACS / MirrorVM</text:p>
          </table:table-cell>
        </table:table-row>
        <table:table-row table:style-name="ro1">
          <table:table-cell table:number-columns-repeated="2"/>
          <table:table-cell office:value-type="string">
            <text:p>hashes</text:p>
          </table:table-cell>
          <table:table-cell office:value-type="float" office:value="0.6412252">
            <text:p>0.6412252</text:p>
          </table:table-cell>
          <table:table-cell office:value-type="float" office:value="0.2458865">
            <text:p>0.2458865</text:p>
          </table:table-cell>
          <table:table-cell office:value-type="float" office:value="0.2109018">
            <text:p>0.2109018</text:p>
          </table:table-cell>
          <table:table-cell office:value-type="float" office:value="5.754447">
            <text:p>5.754447</text:p>
          </table:table-cell>
          <table:table-cell office:value-type="float" office:value="64.3581521">
            <text:p>64.3581521</text:p>
          </table:table-cell>
          <table:table-cell table:style-name="ce1" office:value-type="string">
            <text:p>hashes</text:p>
          </table:table-cell>
          <table:table-cell table:style-name="ce1" table:formula="of:=[.D11]/[.E11]" office:value-type="float" office:value="2.60780970081725">
            <text:p>2.6078097008</text:p>
          </table:table-cell>
          <table:table-cell table:style-name="ce1" table:formula="of:=[.D11]/[.F11]" office:value-type="float" office:value="3.04039699993077">
            <text:p>3.0403969999</text:p>
          </table:table-cell>
          <table:table-cell table:style-name="ce1" table:formula="of:=[.G11]/[.D11]" office:value-type="float" office:value="8.97414356141961">
            <text:p>8.9741435614</text:p>
          </table:table-cell>
          <table:table-cell table:style-name="ce1" table:formula="of:=[.H11]/[.D11]" office:value-type="float" office:value="100.367471677657">
            <text:p>100.3674716777</text:p>
          </table:table-cell>
        </table:table-row>
        <table:table-row table:style-name="ro1">
          <table:table-cell table:number-columns-repeated="2"/>
          <table:table-cell office:value-type="string">
            <text:p>image</text:p>
          </table:table-cell>
          <table:table-cell office:value-type="float" office:value="0.6019344">
            <text:p>0.6019344</text:p>
          </table:table-cell>
          <table:table-cell office:value-type="float" office:value="0.1477274">
            <text:p>0.1477274</text:p>
          </table:table-cell>
          <table:table-cell office:value-type="float" office:value="0.045815">
            <text:p>0.045815</text:p>
          </table:table-cell>
          <table:table-cell office:value-type="float" office:value="2.9255043">
            <text:p>2.9255043</text:p>
          </table:table-cell>
          <table:table-cell office:value-type="float" office:value="32.8791693">
            <text:p>32.8791693</text:p>
          </table:table-cell>
          <table:table-cell table:style-name="ce1" office:value-type="string">
            <text:p>image</text:p>
          </table:table-cell>
          <table:table-cell table:style-name="ce1" table:formula="of:=[.D12]/[.E12]" office:value-type="float" office:value="4.07462935108855">
            <text:p>4.0746293511</text:p>
          </table:table-cell>
          <table:table-cell table:style-name="ce1" table:formula="of:=[.D12]/[.F12]" office:value-type="float" office:value="13.13836952963">
            <text:p>13.1383695296</text:p>
          </table:table-cell>
          <table:table-cell table:style-name="ce1" table:formula="of:=[.G12]/[.D12]" office:value-type="float" office:value="4.86017130770396">
            <text:p>4.8601713077</text:p>
          </table:table-cell>
          <table:table-cell table:style-name="ce1" table:formula="of:=[.H12]/[.E12]" office:value-type="float" office:value="222.566492742714">
            <text:p>222.5664927427</text:p>
          </table:table-cell>
        </table:table-row>
        <table:table-row table:style-name="ro2">
          <table:table-cell table:number-columns-repeated="2"/>
          <table:table-cell office:value-type="string">
            <text:p>json</text:p>
          </table:table-cell>
          <table:table-cell office:value-type="float" office:value="0.6491461">
            <text:p>0.6491461</text:p>
          </table:table-cell>
          <table:table-cell office:value-type="float" office:value="0.1158866">
            <text:p>0.1158866</text:p>
          </table:table-cell>
          <table:table-cell office:value-type="float" office:value="0.097131">
            <text:p>0.097131</text:p>
          </table:table-cell>
          <table:table-cell office:value-type="float" office:value="2.0959883">
            <text:p>2.0959883</text:p>
          </table:table-cell>
          <table:table-cell office:value-type="float" office:value="22.4593624">
            <text:p>22.4593624</text:p>
          </table:table-cell>
          <table:table-cell table:style-name="ce1" office:value-type="string">
            <text:p>json</text:p>
          </table:table-cell>
          <table:table-cell table:style-name="ce1" table:formula="of:=[.D13]/[.E13]" office:value-type="float" office:value="5.60156307976937">
            <text:p>5.6015630798</text:p>
          </table:table-cell>
          <table:table-cell table:style-name="ce1" table:formula="of:=[.D13]/[.F13]" office:value-type="float" office:value="6.68320206731116">
            <text:p>6.6832020673</text:p>
          </table:table-cell>
          <table:table-cell table:style-name="ce1" table:formula="of:=[.G13]/[.D13]" office:value-type="float" office:value="3.22883908568503">
            <text:p>3.2288390857</text:p>
          </table:table-cell>
          <table:table-cell table:style-name="ce1" table:formula="of:=[.H13]/[.E13]" office:value-type="float" office:value="193.804653859894">
            <text:p>193.8046538599</text:p>
          </table:table-cell>
        </table:table-row>
        <table:table-row table:style-name="ro2">
          <table:table-cell table:number-columns-repeated="2"/>
          <table:table-cell office:value-type="string">
            <text:p>prospero_compile</text:p>
          </table:table-cell>
          <table:table-cell office:value-type="float" office:value="0.6122846">
            <text:p>0.6122846</text:p>
          </table:table-cell>
          <table:table-cell office:value-type="float" office:value="0.1228738">
            <text:p>0.1228738</text:p>
          </table:table-cell>
          <table:table-cell office:value-type="float" office:value="0.0606215">
            <text:p>0.0606215</text:p>
          </table:table-cell>
          <table:table-cell office:value-type="float" office:value="2.257378">
            <text:p>2.257378</text:p>
          </table:table-cell>
          <table:table-cell office:value-type="float" office:value="24.865424">
            <text:p>24.865424</text:p>
          </table:table-cell>
          <table:table-cell table:style-name="ce1" office:value-type="string">
            <text:p>prospero_compile</text:p>
          </table:table-cell>
          <table:table-cell table:style-name="ce1" table:formula="of:=[.D14]/[.E14]" office:value-type="float" office:value="4.98303625345679">
            <text:p>4.9830362535</text:p>
          </table:table-cell>
          <table:table-cell table:style-name="ce1" table:formula="of:=[.D14]/[.F14]" office:value-type="float" office:value="10.1001228936928">
            <text:p>10.1001228937</text:p>
          </table:table-cell>
          <table:table-cell table:style-name="ce1" table:formula="of:=[.G14]/[.D14]" office:value-type="float" office:value="3.68681165588682">
            <text:p>3.6868116559</text:p>
          </table:table-cell>
          <table:table-cell table:style-name="ce1" table:formula="of:=[.H14]/[.E14]" office:value-type="float" office:value="202.365549043001">
            <text:p>202.365549043</text:p>
          </table:table-cell>
        </table:table-row>
        <table:table-row table:style-name="ro2">
          <table:table-cell table:number-columns-repeated="2"/>
          <table:table-cell office:value-type="string">
            <text:p>prospero_eval</text:p>
          </table:table-cell>
          <table:table-cell office:value-type="float" office:value="0.700149">
            <text:p>0.700149</text:p>
          </table:table-cell>
          <table:table-cell office:value-type="float" office:value="0.2473354">
            <text:p>0.2473354</text:p>
          </table:table-cell>
          <table:table-cell office:value-type="float" office:value="0.1205508">
            <text:p>0.1205508</text:p>
          </table:table-cell>
          <table:table-cell office:value-type="float" office:value="2.7647573">
            <text:p>2.7647573</text:p>
          </table:table-cell>
          <table:table-cell office:value-type="float" office:value="23.1475357">
            <text:p>23.1475357</text:p>
          </table:table-cell>
          <table:table-cell table:style-name="ce1" office:value-type="string">
            <text:p>prospero_eval</text:p>
          </table:table-cell>
          <table:table-cell table:style-name="ce1" table:formula="of:=[.D15]/[.E15]" office:value-type="float" office:value="2.83076745180835">
            <text:p>2.8307674518</text:p>
          </table:table-cell>
          <table:table-cell table:style-name="ce1" table:formula="of:=[.D15]/[.F15]" office:value-type="float" office:value="5.80791666251904">
            <text:p>5.8079166625</text:p>
          </table:table-cell>
          <table:table-cell table:style-name="ce1" table:formula="of:=[.G15]/[.D15]" office:value-type="float" office:value="3.94881275271406">
            <text:p>3.9488127527</text:p>
          </table:table-cell>
          <table:table-cell table:style-name="ce1" table:formula="of:=[.H15]/[.E15]" office:value-type="float" office:value="93.5876372731117">
            <text:p>93.5876372731</text:p>
          </table:table-cell>
        </table:table-row>
        <table:table-row table:style-name="ro1">
          <table:table-cell table:number-columns-repeated="2"/>
          <table:table-cell office:value-type="string">
            <text:p>rand_sort</text:p>
          </table:table-cell>
          <table:table-cell office:value-type="float" office:value="0.6467928">
            <text:p>0.6467928</text:p>
          </table:table-cell>
          <table:table-cell office:value-type="float" office:value="0.131406200000001">
            <text:p>0.1314062</text:p>
          </table:table-cell>
          <table:table-cell office:value-type="float" office:value="0.0894311">
            <text:p>0.0894311</text:p>
          </table:table-cell>
          <table:table-cell office:value-type="float" office:value="2.2267251">
            <text:p>2.2267251</text:p>
          </table:table-cell>
          <table:table-cell office:value-type="float" office:value="30.4742869">
            <text:p>30.4742869</text:p>
          </table:table-cell>
          <table:table-cell table:style-name="ce1" office:value-type="string">
            <text:p>rand_sort</text:p>
          </table:table-cell>
          <table:table-cell table:style-name="ce1" table:formula="of:=[.D16]/[.E16]" office:value-type="float" office:value="4.92208739009266">
            <text:p>4.9220873901</text:p>
          </table:table-cell>
          <table:table-cell table:style-name="ce1" table:formula="of:=[.D16]/[.F16]" office:value-type="float" office:value="7.23230285661252">
            <text:p>7.2323028566</text:p>
          </table:table-cell>
          <table:table-cell table:style-name="ce1" table:formula="of:=[.G16]/[.D16]" office:value-type="float" office:value="3.44271782246185">
            <text:p>3.4427178225</text:p>
          </table:table-cell>
          <table:table-cell table:style-name="ce1" table:formula="of:=[.H16]/[.E16]" office:value-type="float" office:value="231.909049192502">
            <text:p>231.9090491925</text:p>
          </table:table-cell>
        </table:table-row>
        <table:table-row table:style-name="ro1">
          <table:table-cell table:number-columns-repeated="2"/>
          <table:table-cell office:value-type="string">
            <text:p>rapier</text:p>
          </table:table-cell>
          <table:table-cell office:value-type="float" office:value="0.7362379">
            <text:p>0.7362379</text:p>
          </table:table-cell>
          <table:table-cell office:value-type="float" office:value="0.128515799999999">
            <text:p>0.1285158</text:p>
          </table:table-cell>
          <table:table-cell office:value-type="float" office:value="0.0759666">
            <text:p>0.0759666</text:p>
          </table:table-cell>
          <table:table-cell office:value-type="float" office:value="2.1386245">
            <text:p>2.1386245</text:p>
          </table:table-cell>
          <table:table-cell office:value-type="float" office:value="28.5094389">
            <text:p>28.5094389</text:p>
          </table:table-cell>
          <table:table-cell table:style-name="ce1" office:value-type="string">
            <text:p>rapier</text:p>
          </table:table-cell>
          <table:table-cell table:style-name="ce1" table:formula="of:=[.D17]/[.E17]" office:value-type="float" office:value="5.7287734270806">
            <text:p>5.7287734271</text:p>
          </table:table-cell>
          <table:table-cell table:style-name="ce1" table:formula="of:=[.D17]/[.F17]" office:value-type="float" office:value="9.69159999262834">
            <text:p>9.6915999926</text:p>
          </table:table-cell>
          <table:table-cell table:style-name="ce1" table:formula="of:=[.G17]/[.D17]" office:value-type="float" office:value="2.90480088025895">
            <text:p>2.9048008803</text:p>
          </table:table-cell>
          <table:table-cell table:style-name="ce1" table:formula="of:=[.H17]/[.E17]" office:value-type="float" office:value="221.836061402568">
            <text:p>221.8360614026</text:p>
          </table:table-cell>
        </table:table-row>
        <table:table-row table:style-name="ro1">
          <table:table-cell table:number-columns-repeated="2"/>
          <table:table-cell office:value-type="string">
            <text:p>regex</text:p>
          </table:table-cell>
          <table:table-cell office:value-type="float" office:value="0.6543157">
            <text:p>0.6543157</text:p>
          </table:table-cell>
          <table:table-cell office:value-type="float" office:value="0.0964824000000008">
            <text:p>0.0964824</text:p>
          </table:table-cell>
          <table:table-cell office:value-type="float" office:value="0.0475317">
            <text:p>0.0475317</text:p>
          </table:table-cell>
          <table:table-cell office:value-type="float" office:value="1.8600529">
            <text:p>1.8600529</text:p>
          </table:table-cell>
          <table:table-cell office:value-type="float" office:value="18.6738526">
            <text:p>18.6738526</text:p>
          </table:table-cell>
          <table:table-cell table:style-name="ce1" office:value-type="string">
            <text:p>regex</text:p>
          </table:table-cell>
          <table:table-cell table:style-name="ce1" table:formula="of:=[.D18]/[.E18]" office:value-type="float" office:value="6.78171044667208">
            <text:p>6.7817104467</text:p>
          </table:table-cell>
          <table:table-cell table:style-name="ce1" table:formula="of:=[.D18]/[.F18]" office:value-type="float" office:value="13.7658804545177">
            <text:p>13.7658804545</text:p>
          </table:table-cell>
          <table:table-cell table:style-name="ce1" table:formula="of:=[.G18]/[.D18]" office:value-type="float" office:value="2.84274532920424">
            <text:p>2.8427453292</text:p>
          </table:table-cell>
          <table:table-cell table:style-name="ce1" table:formula="of:=[.H18]/[.E18]" office:value-type="float" office:value="193.546725620422">
            <text:p>193.5467256204</text:p>
          </table:table-cell>
        </table:table-row>
        <table:table-row table:style-name="ro1">
          <table:table-cell table:number-columns-repeated="2"/>
          <table:table-cell office:value-type="string">
            <text:p>zip</text:p>
          </table:table-cell>
          <table:table-cell office:value-type="float" office:value="0.560571">
            <text:p>0.560571</text:p>
          </table:table-cell>
          <table:table-cell office:value-type="float" office:value="0.1335687">
            <text:p>0.1335687</text:p>
          </table:table-cell>
          <table:table-cell office:value-type="float" office:value="0.099627">
            <text:p>0.099627</text:p>
          </table:table-cell>
          <table:table-cell office:value-type="float" office:value="2.3599822">
            <text:p>2.3599822</text:p>
          </table:table-cell>
          <table:table-cell office:value-type="float" office:value="19.9470496">
            <text:p>19.9470496</text:p>
          </table:table-cell>
          <table:table-cell table:style-name="ce1" office:value-type="string">
            <text:p>zip</text:p>
          </table:table-cell>
          <table:table-cell table:style-name="ce1" table:formula="of:=[.D19]/[.E19]" office:value-type="float" office:value="4.19687396822759">
            <text:p>4.1968739682</text:p>
          </table:table-cell>
          <table:table-cell table:style-name="ce1" table:formula="of:=[.D19]/[.F19]" office:value-type="float" office:value="5.62669758198079">
            <text:p>5.626697582</text:p>
          </table:table-cell>
          <table:table-cell table:style-name="ce1" table:formula="of:=[.G19]/[.D19]" office:value-type="float" office:value="4.20996127163196">
            <text:p>4.2099612716</text:p>
          </table:table-cell>
          <table:table-cell table:style-name="ce1" table:formula="of:=[.H19]/[.E19]" office:value-type="float" office:value="149.339250887371">
            <text:p>149.3392508874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0"/>
          <table:table-cell>
            <draw:frame table:end-cell-address="Sheet1.S55" table:end-x="0.2913in" table:end-y="0.0984in" draw:z-index="0" draw:style-name="gr1" draw:text-style-name="P1" svg:width="10.1846in" svg:height="5.5626in" svg:x="0.0492in" svg:y="0.0476in">
              <draw:object draw:notify-on-update-of-ranges="Sheet1.C10:Sheet1.C10 Sheet1.C11:Sheet1.C19 Sheet1.D10:Sheet1.D10 Sheet1.D11:Sheet1.D19 Sheet1.E10:Sheet1.E10 Sheet1.E11:Sheet1.E19 Sheet1.F10:Sheet1.F10 Sheet1.F11:Sheet1.F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7"/>
          <table:table-cell office:value-type="string">
            <text:p>hashes</text:p>
          </table:table-cell>
          <table:table-cell office:value-type="float" office:value="64.3581521">
            <text:p>64.3581521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image</text:p>
          </table:table-cell>
          <table:table-cell office:value-type="float" office:value="32.8791693">
            <text:p>32.8791693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json</text:p>
          </table:table-cell>
          <table:table-cell office:value-type="float" office:value="22.4593624">
            <text:p>22.459362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prospero_compile</text:p>
          </table:table-cell>
          <table:table-cell office:value-type="float" office:value="24.865424">
            <text:p>24.865424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prospero_eval</text:p>
          </table:table-cell>
          <table:table-cell office:value-type="float" office:value="23.1475357">
            <text:p>23.1475357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rand_sort</text:p>
          </table:table-cell>
          <table:table-cell office:value-type="float" office:value="30.4742869">
            <text:p>30.474286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rapier</text:p>
          </table:table-cell>
          <table:table-cell office:value-type="float" office:value="28.5094389">
            <text:p>28.5094389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regex</text:p>
          </table:table-cell>
          <table:table-cell office:value-type="float" office:value="18.6738526">
            <text:p>18.6738526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>
            <text:p>zip</text:p>
          </table:table-cell>
          <table:table-cell office:value-type="float" office:value="19.9470496">
            <text:p>19.9470496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18">07/18/2025</text:date>, <text:time>23:3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b</meta:initial-creator>
    <meta:creation-date>2025-07-11T16:01:22.92</meta:creation-date>
    <dc:date>2025-07-18T23:33:28.18</dc:date>
    <dc:creator>a b</dc:creator>
    <meta:editing-duration>PT6H27M36S</meta:editing-duration>
    <meta:editing-cycles>14</meta:editing-cycles>
    <meta:generator>OpenOffice/4.1.11$Win32 OpenOffice.org_project/4111m1$Build-9808</meta:generator>
    <meta:document-statistic meta:table-count="3" meta:cell-count="1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1c1c1c"/>
    </style:style>
    <style:style style:name="ch2" style:family="chart">
      <style:chart-properties chart:auto-position="true"/>
      <style:text-properties fo:color="#ffffff" fo:font-size="13pt" style:font-size-asian="13pt" style:font-size-complex="13pt"/>
    </style:style>
    <style:style style:name="ch3" style:family="chart">
      <style:chart-properties chart:auto-position="true"/>
      <style:text-properties fo:color="#ffffff"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color="#ffffff"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color="#ffffff" fo:font-size="10pt" style:font-size-asian="10pt" style:font-size-complex="10pt"/>
    </style:style>
    <style:style style:name="ch7" style:family="chart">
      <style:chart-properties chart:auto-position="true" style:rotation-angle="0"/>
      <style:text-properties fo:color="#ffffff"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color="#ffffff" fo:font-size="10pt" style:font-size-asian="10pt" style:font-size-complex="10pt"/>
    </style:style>
    <style:style style:name="ch9" style:family="chart">
      <style:chart-properties chart:auto-position="true" style:rotation-angle="90"/>
      <style:text-properties fo:color="#ffffff"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87cm" svg:height="14.13cm" xlink:href=".." xlink:type="simple" chart:class="chart:bar" chart:style-name="ch1">
        <chart:title svg:x="10.682cm" svg:y="0.418cm" chart:style-name="ch2">
          <text:p>MirrorVM Benchmarks</text:p>
        </chart:title>
        <chart:subtitle svg:x="10.616cm" svg:y="1.479cm" chart:style-name="ch3">
          <text:p>with interpreters, log scale</text:p>
        </chart:subtitle>
        <chart:legend chart:legend-position="end" svg:x="23.713cm" svg:y="6.229cm" style:legend-expansion="high" chart:style-name="ch4"/>
        <chart:plot-area chart:style-name="ch5" table:cell-range-address="Sheet1.C10:Sheet1.F19" chart:data-source-has-labels="both" svg:x="1.555cm" svg:y="2.726cm" svg:width="21.124cm" svg:height="10.114cm">
          <chartooo:coordinate-region svg:x="2.282cm" svg:y="2.938cm" svg:width="20.397cm" svg:height="8.805cm"/>
          <chart:axis chart:dimension="x" chart:name="primary-x" chart:style-name="ch6" chartooo:axis-type="auto">
            <chartooo:date-scale/>
            <chart:title svg:x="11.438cm" svg:y="13.123cm" chart:style-name="ch7">
              <text:p>Function</text:p>
            </chart:title>
            <chart:categories table:cell-range-address="Sheet1.C11:Sheet1.C19"/>
          </chart:axis>
          <chart:axis chart:dimension="y" chart:name="primary-y" chart:style-name="ch8">
            <chart:title svg:x="0.451cm" svg:y="9.004cm" chart:style-name="ch9">
              <text:p>Time (Seconds)</text:p>
            </chart:title>
            <chart:grid chart:style-name="ch10" chart:class="major"/>
          </chart:axis>
          <chart:series chart:style-name="ch11" chart:values-cell-range-address="Sheet1.D11:Sheet1.D19" chart:label-cell-address="Sheet1.D10:Sheet1.D10" chart:class="chart:bar">
            <chart:data-point chart:repeated="9"/>
          </chart:series>
          <chart:series chart:style-name="ch12" chart:values-cell-range-address="Sheet1.E11:Sheet1.E19" chart:label-cell-address="Sheet1.E10:Sheet1.E10" chart:class="chart:bar">
            <chart:data-point chart:repeated="9"/>
          </chart:series>
          <chart:series chart:style-name="ch13" chart:values-cell-range-address="Sheet1.F11:Sheet1.F19" chart:label-cell-address="Sheet1.F10:Sheet1.F10" chart:class="chart:ba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rrorVM</text:p>
                <draw:g>
                  <svg:desc>Sheet1.D10:Sheet1.D10</svg:desc>
                </draw:g>
              </table:table-cell>
              <table:table-cell office:value-type="string">
                <text:p>Node V8</text:p>
                <draw:g>
                  <svg:desc>Sheet1.E10:Sheet1.E10</svg:desc>
                </draw:g>
              </table:table-cell>
              <table:table-cell office:value-type="string">
                <text:p>Native</text:p>
                <draw:g>
                  <svg:desc>Sheet1.F10:Sheet1.F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shes</text:p>
                <draw:g>
                  <svg:desc>Sheet1.C11:Sheet1.C19</svg:desc>
                </draw:g>
              </table:table-cell>
              <table:table-cell office:value-type="float" office:value="0.6412252">
                <text:p>0.6412252</text:p>
                <draw:g>
                  <svg:desc>Sheet1.D11:Sheet1.D19</svg:desc>
                </draw:g>
              </table:table-cell>
              <table:table-cell office:value-type="float" office:value="0.2458865">
                <text:p>0.2458865</text:p>
                <draw:g>
                  <svg:desc>Sheet1.E11:Sheet1.E19</svg:desc>
                </draw:g>
              </table:table-cell>
              <table:table-cell office:value-type="float" office:value="0.2109018">
                <text:p>0.2109018</text:p>
                <draw:g>
                  <svg:desc>Sheet1.F11:Sheet1.F19</svg:desc>
                </draw:g>
              </table:table-cell>
            </table:table-row>
            <table:table-row>
              <table:table-cell office:value-type="string">
                <text:p>image</text:p>
              </table:table-cell>
              <table:table-cell office:value-type="float" office:value="0.6019344">
                <text:p>0.6019344</text:p>
              </table:table-cell>
              <table:table-cell office:value-type="float" office:value="0.1477274">
                <text:p>0.1477274</text:p>
              </table:table-cell>
              <table:table-cell office:value-type="float" office:value="0.045815">
                <text:p>0.045815</text:p>
              </table:table-cell>
            </table:table-row>
            <table:table-row>
              <table:table-cell office:value-type="string">
                <text:p>json</text:p>
              </table:table-cell>
              <table:table-cell office:value-type="float" office:value="0.6491461">
                <text:p>0.6491461</text:p>
              </table:table-cell>
              <table:table-cell office:value-type="float" office:value="0.1158866">
                <text:p>0.1158866</text:p>
              </table:table-cell>
              <table:table-cell office:value-type="float" office:value="0.097131">
                <text:p>0.097131</text:p>
              </table:table-cell>
            </table:table-row>
            <table:table-row>
              <table:table-cell office:value-type="string">
                <text:p>prospero_compile</text:p>
              </table:table-cell>
              <table:table-cell office:value-type="float" office:value="0.6122846">
                <text:p>0.6122846</text:p>
              </table:table-cell>
              <table:table-cell office:value-type="float" office:value="0.1228738">
                <text:p>0.1228738</text:p>
              </table:table-cell>
              <table:table-cell office:value-type="float" office:value="0.0606215">
                <text:p>0.0606215</text:p>
              </table:table-cell>
            </table:table-row>
            <table:table-row>
              <table:table-cell office:value-type="string">
                <text:p>prospero_eval</text:p>
              </table:table-cell>
              <table:table-cell office:value-type="float" office:value="0.700149">
                <text:p>0.700149</text:p>
              </table:table-cell>
              <table:table-cell office:value-type="float" office:value="0.2473354">
                <text:p>0.2473354</text:p>
              </table:table-cell>
              <table:table-cell office:value-type="float" office:value="0.1205508">
                <text:p>0.1205508</text:p>
              </table:table-cell>
            </table:table-row>
            <table:table-row>
              <table:table-cell office:value-type="string">
                <text:p>rand_sort</text:p>
              </table:table-cell>
              <table:table-cell office:value-type="float" office:value="0.6467928">
                <text:p>0.6467928</text:p>
              </table:table-cell>
              <table:table-cell office:value-type="float" office:value="0.131406200000001">
                <text:p>0.131406200000001</text:p>
              </table:table-cell>
              <table:table-cell office:value-type="float" office:value="0.0894311">
                <text:p>0.0894311</text:p>
              </table:table-cell>
            </table:table-row>
            <table:table-row>
              <table:table-cell office:value-type="string">
                <text:p>rapier</text:p>
              </table:table-cell>
              <table:table-cell office:value-type="float" office:value="0.7362379">
                <text:p>0.7362379</text:p>
              </table:table-cell>
              <table:table-cell office:value-type="float" office:value="0.128515799999999">
                <text:p>0.128515799999999</text:p>
              </table:table-cell>
              <table:table-cell office:value-type="float" office:value="0.0759666">
                <text:p>0.0759666</text:p>
              </table:table-cell>
            </table:table-row>
            <table:table-row>
              <table:table-cell office:value-type="string">
                <text:p>regex</text:p>
              </table:table-cell>
              <table:table-cell office:value-type="float" office:value="0.6543157">
                <text:p>0.6543157</text:p>
              </table:table-cell>
              <table:table-cell office:value-type="float" office:value="0.0964824000000008">
                <text:p>0.0964824000000008</text:p>
              </table:table-cell>
              <table:table-cell office:value-type="float" office:value="0.0475317">
                <text:p>0.0475317</text:p>
              </table:table-cell>
            </table:table-row>
            <table:table-row>
              <table:table-cell office:value-type="string">
                <text:p>zip</text:p>
              </table:table-cell>
              <table:table-cell office:value-type="float" office:value="0.560571">
                <text:p>0.560571</text:p>
              </table:table-cell>
              <table:table-cell office:value-type="float" office:value="0.1335687">
                <text:p>0.1335687</text:p>
              </table:table-cell>
              <table:table-cell office:value-type="float" office:value="0.099627">
                <text:p>0.099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